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P3" style:family="paragraph" style:parent-style-name="Standard">
      <style:text-properties officeooo:rsid="00164c6b" officeooo:paragraph-rsid="00164c6b"/>
    </style:style>
    <style:style style:name="P4" style:family="paragraph" style:parent-style-name="Standard">
      <style:text-properties officeooo:rsid="0017635d" officeooo:paragraph-rsid="0017635d"/>
    </style:style>
    <style:style style:name="P5" style:family="paragraph" style:parent-style-name="Standard">
      <style:text-properties officeooo:rsid="0017635d" officeooo:paragraph-rsid="0017635d"/>
    </style:style>
    <style:style style:name="T1" style:family="text">
      <style:text-properties officeooo:rsid="001581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>f</text:p>
      <text:p text:style-name="P2">sd</text:p>
      <text:p text:style-name="P2">sdf</text:p>
      <text:p text:style-name="P3">xdfjkgbaibgibs</text:p>
      <text:p text:style-name="P3"/>
      <text:p text:style-name="P3"/>
      <text:p text:style-name="P4">fefdg</text:p>
      <text:section text:style-name="Sect1" text:name="Section1" text:protected="true">
        <text:section-source xlink:href="../Binario/Binario.odt"/>
        <text:p text:style-name="Text_20_body"/>
      </text:section>
      <text:p text:style-name="P4"><text:a xlink:type="simple" xlink:href="https://circuitverse.org/simulator" text:style-name="Internet_20_link" text:visited-style-name="Visited_20_Internet_20_Link">https://circuitverse.org/simulator</text:a></text:p>
      <text:p text:style-name="P4">https://cpuvisualsimulator.github.io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1:11:13.877070332</dc:date>
    <meta:editing-duration>PT19M23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14" meta:character-count="134" meta:non-whitespace-character-count="134"/>
  </office:meta>
</office:document-meta>
</file>